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1.18cm"/>
    </style:style>
    <style:style style:name="ro3" style:family="table-row">
      <style:table-row-properties style:row-height="5.218cm"/>
    </style:style>
    <style:style style:name="ro4" style:family="table-row">
      <style:table-row-properties style:row-height="7.23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2a399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5pt" fo:letter-spacing="normal" fo:font-style="normal" style:text-underline-style="none" fo:font-weight="normal" style:font-name-asian="Roboto" style:font-size-asian="35pt" style:font-style-asian="normal" style:font-weight-asian="normal" style:font-name-complex="Roboto" style:font-size-complex="35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31pt" fo:letter-spacing="normal" fo:font-style="normal" style:text-underline-style="none" fo:font-weight="normal" style:font-name-asian="Roboto" style:font-size-asian="31pt" style:font-style-asian="normal" style:font-weight-asian="normal" style:font-name-complex="Roboto" style:font-size-complex="31pt" style:font-style-complex="normal" style:font-weight-complex="normal"/>
    </style:style>
    <style:style style:name="T5" style:family="text">
      <style:text-properties fo:font-variant="normal" fo:text-transform="none" fo:color="#2a3990" style:text-line-through-style="none" style:text-line-through-type="none" style:text-position="0% 100%" style:font-name="Roboto" fo:font-size="43pt" fo:letter-spacing="normal" fo:font-style="normal" style:text-underline-style="none" fo:font-weight="normal" style:font-name-asian="Roboto" style:font-size-asian="43pt" style:font-style-asian="normal" style:font-weight-asian="normal" style:font-name-complex="Roboto" style:font-size-complex="43pt" style:font-style-complex="normal" style:font-weight-complex="normal"/>
    </style:style>
    <style:style style:name="T6" style:family="text">
      <style:text-properties fo:font-variant="normal" fo:text-transform="none" fo:color="#2a3990" style:text-line-through-style="none" style:text-line-through-type="none" style:text-position="0% 100%" style:font-name="Roboto" fo:font-size="45pt" fo:letter-spacing="normal" fo:font-style="normal" style:text-underline-style="none" fo:font-weight="normal" style:font-name-asian="Roboto" style:font-size-asian="45pt" style:font-style-asian="normal" style:font-weight-asian="normal" style:font-name-complex="Roboto" style:font-size-complex="45pt" style:font-style-complex="normal" style:font-weight-complex="normal"/>
    </style:style>
    <style:style style:name="T7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8" style:family="text">
      <style:text-properties fo:font-variant="normal" fo:text-transform="none" fo:color="#2a3990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9" style:family="text">
      <style:text-properties fo:font-variant="normal" fo:text-transform="none" fo:color="#2a399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2a399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2" style:family="text">
      <style:text-properties fo:font-variant="normal" fo:text-transform="none" fo:color="#2a399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3" style:family="text">
      <style:text-properties fo:font-variant="normal" fo:text-transform="none" fo:color="#2a399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6" style:family="text">
      <style:text-properties fo:font-variant="normal" fo:text-transform="none" fo:color="#9900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8" style:family="text">
      <style:text-properties fo:font-variant="normal" fo:text-transform="none" fo:color="#9900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9" style:family="text">
      <style:text-properties fo:font-variant="normal" fo:text-transform="none" fo:color="#2a3990" style:text-line-through-style="none" style:text-line-through-type="none" style:text-position="0% 100%" style:font-name="Roboto" fo:font-size="41pt" fo:letter-spacing="normal" fo:font-style="normal" style:text-underline-style="none" fo:font-weight="normal" style:font-name-asian="Roboto" style:font-size-asian="41pt" style:font-style-asian="normal" style:font-weight-asian="normal" style:font-name-complex="Roboto" style:font-size-complex="4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-0.122cm" text:min-label-width="1.392cm"/>
        <style:text-properties style:font-name="Roboto" fo:color="#2a399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style:font-name="Roboto" fo:color="#2a399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POSITION PAPER</text:span></text:p>
          </draw:text-box>
        </draw:frame>
        <presentation:notes draw:style-name="dp2">
          <draw:page-thumbnail draw:name="Google Shape;82;p:notes" draw:style-name="gr1" draw:layer="layout" svg:width="16.933cm" svg:height="9.524cm" svg:x="1.059cm" svg:y="1.905cm" draw:page-number="1" presentation:class="page"/>
          <draw:frame draw:name="Google Shape;83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osition Paper is " draw:style-name="dp1" draw:master-page-name="TITLE_5f_AND_5f_BODY" presentation:presentation-page-layout-name="AL2T1">
        <draw:frame draw:name="Google Shape;90;p14" presentation:style-name="pr3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2">A Position Paper is </text:span></text:p>
          </draw:text-box>
        </draw:frame>
        <draw:frame draw:name="Google Shape;91;p14" presentation:style-name="pr4" draw:text-style-name="P6" draw:layer="layout" svg:width="23.667cm" svg:height="9.274cm" svg:x="0.866cm" svg:y="3.416cm" presentation:class="outline" presentation:user-transformed="true">
          <draw:text-box>
            <text:p text:style-name="P5"><text:span text:style-name="T3">-is an essay that presents a writer’s point of view, belief, and conviction on an issue. It is generally opinionated but contains factual details and evidence that strengthen the writer’s stand.</text:span></text:p>
          </draw:text-box>
        </draw:frame>
        <presentation:notes draw:style-name="dp2">
          <draw:page-thumbnail draw:name="Google Shape;87;gbe352a8583_0_76:notes" draw:style-name="gr1" draw:layer="layout" svg:width="16.932cm" svg:height="9.524cm" svg:x="1.059cm" svg:y="1.905cm" draw:page-number="2" presentation:class="page"/>
          <draw:frame draw:name="Google Shape;88;gbe352a8583_0_76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osition Paper must have" draw:style-name="dp1" draw:master-page-name="TITLE_5f_AND_5f_BODY" presentation:presentation-page-layout-name="AL2T1">
        <draw:frame draw:name="Google Shape;96;p15" presentation:style-name="pr3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4">A Position Paper must have</text:span></text:p>
          </draw:text-box>
        </draw:frame>
        <draw:frame draw:name="Google Shape;97;p15" presentation:style-name="pr4" draw:text-style-name="P6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7"><text:span text:style-name="T5">the issue, the argumentative thesis, the claims and the evidence</text:span></text:p>
              </text:list-item>
            </text:list>
          </draw:text-box>
        </draw:frame>
        <presentation:notes draw:style-name="dp2">
          <draw:page-thumbnail draw:name="Google Shape;93;gbe352a8583_0_81:notes" draw:style-name="gr1" draw:layer="layout" svg:width="16.932cm" svg:height="9.524cm" svg:x="1.059cm" svg:y="1.905cm" draw:page-number="3" presentation:class="page"/>
          <draw:frame draw:name="Google Shape;94;gbe352a8583_0_81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02;p16" presentation:style-name="pr4" draw:text-style-name="P6" draw:layer="layout" svg:width="23.667cm" svg:height="11.119cm" svg:x="0.866cm" svg:y="1.571cm" presentation:class="outline" presentation:user-transformed="true">
          <draw:text-box>
            <text:p text:style-name="P5"><text:span text:style-name="T6">The issue of the position paper similar to the topic sentence. It is central concept up for contention. </text:span></text:p>
          </draw:text-box>
        </draw:frame>
        <presentation:notes draw:style-name="dp2">
          <draw:page-thumbnail draw:name="Google Shape;99;gbe352a8583_0_86:notes" draw:style-name="gr1" draw:layer="layout" svg:width="16.932cm" svg:height="9.524cm" svg:x="1.059cm" svg:y="1.905cm" draw:page-number="4" presentation:class="page"/>
          <draw:frame draw:name="Google Shape;100;gbe352a8583_0_86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07;p17" presentation:style-name="pr4" draw:text-style-name="P6" draw:layer="layout" svg:width="23.667cm" svg:height="11.119cm" svg:x="0.866cm" svg:y="1.571cm" presentation:class="outline" presentation:user-transformed="true">
          <draw:text-box>
            <text:p text:style-name="P5"><text:span text:style-name="T6">Claims are statements that support the author’s stand.</text:span></text:p>
          </draw:text-box>
        </draw:frame>
        <presentation:notes draw:style-name="dp2">
          <draw:page-thumbnail draw:name="Google Shape;104;gbe352a8583_0_107:notes" draw:style-name="gr1" draw:layer="layout" svg:width="16.932cm" svg:height="9.524cm" svg:x="1.059cm" svg:y="1.905cm" draw:page-number="5" presentation:class="page"/>
          <draw:frame draw:name="Google Shape;105;gbe352a8583_0_107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12;p18" presentation:style-name="pr4" draw:text-style-name="P6" draw:layer="layout" svg:width="23.667cm" svg:height="11.119cm" svg:x="0.866cm" svg:y="1.571cm" presentation:class="outline" presentation:user-transformed="true">
          <draw:text-box>
            <text:p text:style-name="P8"><text:span text:style-name="T6">Evidence - these are proofs to strengthen the author’s claims:</text:span></text:p>
            <text:list text:style-name="L5">
              <text:list-item>
                <text:p text:style-name="P9"><text:span text:style-name="T7">Surveys, library research, and experiments</text:span></text:p>
              </text:list-item>
              <text:list-item>
                <text:p text:style-name="P8"><text:span text:style-name="T7">Informant interviews</text:span></text:p>
              </text:list-item>
              <text:list-item>
                <text:p text:style-name="P8"><text:span text:style-name="T7">Expert interviews</text:span></text:p>
              </text:list-item>
            </text:list>
          </draw:text-box>
        </draw:frame>
        <presentation:notes draw:style-name="dp2">
          <draw:page-thumbnail draw:name="Google Shape;109;gbe352a8583_0_111:notes" draw:style-name="gr1" draw:layer="layout" svg:width="16.932cm" svg:height="9.524cm" svg:x="1.059cm" svg:y="1.905cm" draw:page-number="6" presentation:class="page"/>
          <draw:frame draw:name="Google Shape;110;gbe352a8583_0_111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" draw:style-name="dp1" draw:master-page-name="TITLE_5f_AND_5f_BODY" presentation:presentation-page-layout-name="AL2T1">
        <draw:frame draw:name="Google Shape;117;p19" presentation:style-name="pr10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7">Example:</text:span></text:p>
          </draw:text-box>
        </draw:frame>
        <draw:frame draw:name="Google Shape;118;p19" presentation:style-name="pr4" draw:text-style-name="P6" draw:layer="layout" svg:width="23.667cm" svg:height="9.274cm" svg:x="0.866cm" svg:y="3.416cm" presentation:class="outline" presentation:user-transformed="true">
          <draw:text-box>
            <text:p text:style-name="P8"><text:span text:style-name="T8">Topic - Dress Code</text:span></text:p>
            <text:p text:style-name="P9"><text:span text:style-name="T8">Issue - Implementing a dress code in</text:span></text:p>
            <text:p text:style-name="P10"><text:span text:style-name="T8"><text:s text:c="13"/></text:span><text:span text:style-name="T8">school</text:span></text:p>
          </draw:text-box>
        </draw:frame>
        <presentation:notes draw:style-name="dp2">
          <draw:page-thumbnail draw:name="Google Shape;114;gbe352a8583_0_91:notes" draw:style-name="gr1" draw:layer="layout" svg:width="16.932cm" svg:height="9.524cm" svg:x="1.059cm" svg:y="1.905cm" draw:page-number="7" presentation:class="page"/>
          <draw:frame draw:name="Google Shape;115;gbe352a8583_0_91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1" draw:style-name="dp1" draw:master-page-name="TITLE_5f_AND_5f_BODY" presentation:presentation-page-layout-name="AL2T1">
        <draw:frame draw:name="Google Shape;123;p20" presentation:style-name="pr10" draw:text-style-name="P4" draw:layer="layout" svg:width="23.667cm" svg:height="1.687cm" svg:x="0.866cm" svg:y="1.139cm" presentation:class="title" presentation:user-transformed="true">
          <draw:text-box>
            <text:p text:style-name="P11"><text:span text:style-name="T7">Task 1</text:span></text:p>
          </draw:text-box>
        </draw:frame>
        <draw:frame draw:name="Google Shape;124;p20" presentation:style-name="pr4" draw:text-style-name="P6" draw:layer="layout" svg:width="23.667cm" svg:height="9.274cm" svg:x="0.641cm" svg:y="3.192cm" presentation:class="outline" presentation:user-transformed="true">
          <draw:text-box>
            <text:p text:style-name="P8"><text:span text:style-name="T9">From the following list of topics, think of issues that can be the subject of a position paper.</text:span></text:p>
            <text:p text:style-name="P9"><text:span text:style-name="T10"/></text:p>
            <text:p text:style-name="P10"><text:span text:style-name="T10"/></text:p>
          </draw:text-box>
        </draw:frame>
        <draw:frame draw:name="Google Shape;125;p20" draw:style-name="standard" draw:layer="layout" svg:width="20.107cm" svg:height="5.007cm" svg:x="2.421cm" svg:y="5.93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<text:span text:style-name="T11">Topic</text:span></text:p>
              </table:table-cell>
              <table:table-cell>
                <text:p text:style-name="P12"><text:span text:style-name="T11">Issu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1">Covid 19 Prevention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2"><text:span text:style-name="T11">Online Learning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2"><text:span text:style-name="T11">Mental Health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0;gbe352a8583_0_96:notes" draw:style-name="gr1" draw:layer="layout" svg:width="16.932cm" svg:height="9.524cm" svg:x="1.059cm" svg:y="1.905cm" draw:page-number="8" presentation:class="page"/>
          <draw:frame draw:name="Google Shape;121;gbe352a8583_0_96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2" draw:style-name="dp1" draw:master-page-name="TITLE_5f_AND_5f_BODY" presentation:presentation-page-layout-name="AL2T1">
        <draw:frame draw:name="Google Shape;130;p21" presentation:style-name="pr10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7">Task 2</text:span></text:p>
          </draw:text-box>
        </draw:frame>
        <draw:frame draw:name="Google Shape;131;p21" presentation:style-name="pr4" draw:text-style-name="P6" draw:layer="layout" svg:width="23.667cm" svg:height="9.274cm" svg:x="0.866cm" svg:y="3.416cm" presentation:class="outline" presentation:user-transformed="true">
          <draw:text-box>
            <text:p text:style-name="P8"><text:span text:style-name="T10">Given the issue, stand, and claims, write a thesis statement.</text:span></text:p>
            <text:p text:style-name="P9"><text:span text:style-name="T10">Example : </text:span></text:p>
            <text:p text:style-name="P9"><text:span text:style-name="T10">Issue : Cycling to commute to work or school</text:span></text:p>
            <text:p text:style-name="P9"><text:span text:style-name="T10">Stand : In favor</text:span></text:p>
            <text:p text:style-name="P9"><text:span text:style-name="T10">Claims : Health benefits, saves money, environment-friendly</text:span></text:p>
            <text:p text:style-name="P10"><text:span text:style-name="T10">Thesis Statement : Cycling as a mode of transport should be promoted since it has several health benefits. It can help save non-renewable resources and can be financially rewarding</text:span></text:p>
          </draw:text-box>
        </draw:frame>
        <presentation:notes draw:style-name="dp2">
          <draw:page-thumbnail draw:name="Google Shape;127;gbe352a8583_0_115:notes" draw:style-name="gr1" draw:layer="layout" svg:width="16.932cm" svg:height="9.524cm" svg:x="1.059cm" svg:y="1.905cm" draw:page-number="9" presentation:class="page"/>
          <draw:frame draw:name="Google Shape;128;gbe352a8583_0_115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ven the issue, stand, and claims , write a thesis statement" draw:style-name="dp1" draw:master-page-name="TITLE_5f_AND_5f_BODY" presentation:presentation-page-layout-name="AL2T1">
        <draw:frame draw:name="Google Shape;136;p22" presentation:style-name="pr3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12">Given the issue, stand, and claims , write a thesis statement</text:span></text:p>
          </draw:text-box>
        </draw:frame>
        <draw:frame draw:name="Google Shape;137;p22" presentation:style-name="pr4" draw:text-style-name="P6" draw:layer="layout" svg:width="23.667cm" svg:height="9.274cm" svg:x="0.866cm" svg:y="3.416cm" presentation:class="outline" presentation:user-transformed="true">
          <draw:text-box>
            <text:list text:style-name="L8">
              <text:list-item>
                <text:p text:style-name="P7"><text:span text:style-name="T10">Issue : Use of social media websites in school</text:span></text:p>
              </text:list-item>
            </text:list>
            <text:p text:style-name="P13"><text:span text:style-name="T10">Stand : In favor</text:span></text:p>
            <text:p text:style-name="P13"><text:span text:style-name="T10">Claims : Speed in spreading news/ announcements, possible venue to air concerns,, classroom applications</text:span></text:p>
            <text:p text:style-name="P14"><text:span text:style-name="T10">Thesis Statement :</text:span></text:p>
          </draw:text-box>
        </draw:frame>
        <presentation:notes draw:style-name="dp2">
          <draw:page-thumbnail draw:name="Google Shape;133;gbe352a8583_0_120:notes" draw:style-name="gr1" draw:layer="layout" svg:width="16.932cm" svg:height="9.524cm" svg:x="1.059cm" svg:y="1.905cm" draw:page-number="10" presentation:class="page"/>
          <draw:frame draw:name="Google Shape;134;gbe352a8583_0_120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ven the issue, stand, and claims , write a thesis statement" draw:style-name="dp1" draw:master-page-name="TITLE_5f_AND_5f_BODY" presentation:presentation-page-layout-name="AL2T1">
        <draw:frame draw:name="Google Shape;142;p23" presentation:style-name="pr3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12">Given the issue, stand, and claims , write a thesis statement</text:span></text:p>
          </draw:text-box>
        </draw:frame>
        <draw:frame draw:name="Google Shape;143;p23" presentation:style-name="pr4" draw:text-style-name="P6" draw:layer="layout" svg:width="23.667cm" svg:height="9.274cm" svg:x="0.866cm" svg:y="3.416cm" presentation:class="outline" presentation:user-transformed="true">
          <draw:text-box>
            <text:p text:style-name="P15"><text:span text:style-name="T10">2. Issue : Implementing face-to-face learning </text:span></text:p>
            <text:p text:style-name="P13"><text:span text:style-name="T10"><text:s text:c="3"/></text:span><text:span text:style-name="T10">Stand : Against</text:span></text:p>
            <text:p text:style-name="P13"><text:span text:style-name="T10"><text:s text:c="3"/></text:span><text:span text:style-name="T10">Claims : <text:s/>Health and safety of the learners and teachers, Possibility of <text:s/></text:span></text:p>
            <text:p text:style-name="P13"><text:span text:style-name="T10"><text:s text:c="20"/></text:span><text:span text:style-name="T10">increase in the number of Covid 19 cases, higher expenses</text:span></text:p>
            <text:p text:style-name="P13"><text:span text:style-name="T10"><text:s text:c="3"/></text:span><text:span text:style-name="T10">Thesis : </text:span></text:p>
            <text:p text:style-name="P14"><text:span text:style-name="T10"><text:s/></text:span></text:p>
          </draw:text-box>
        </draw:frame>
        <presentation:notes draw:style-name="dp2">
          <draw:page-thumbnail draw:name="Google Shape;139;gbe352a8583_0_125:notes" draw:style-name="gr1" draw:layer="layout" svg:width="16.932cm" svg:height="9.524cm" svg:x="1.059cm" svg:y="1.905cm" draw:page-number="11" presentation:class="page"/>
          <draw:frame draw:name="Google Shape;140;gbe352a8583_0_125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48;p24" presentation:style-name="pr3" draw:text-style-name="P4" draw:layer="layout" svg:width="23.667cm" svg:height="2.277cm" svg:x="0.866cm" svg:y="1.139cm" presentation:class="title" presentation:user-transformed="true">
          <draw:text-box>
            <text:p text:style-name="P1"><text:span text:style-name="T13">Formulating question, stating the pros and cons can also help you decide on your stance regarding an issue</text:span></text:p>
          </draw:text-box>
        </draw:frame>
        <draw:frame draw:name="Google Shape;149;p24" presentation:style-name="pr4" draw:text-style-name="P6" draw:layer="layout" svg:width="23.667cm" svg:height="9.274cm" svg:x="0.866cm" svg:y="3.416cm" presentation:class="outline" presentation:user-transformed="true">
          <draw:text-box>
            <text:p text:style-name="P8"><text:span text:style-name="T10">Issue : Is there a need for more good news?</text:span></text:p>
            <text:p text:style-name="P9"><text:span text:style-name="T10">Stand # 1 : We need more good news</text:span></text:p>
            <text:p text:style-name="P10"><text:span text:style-name="T10"/></text:p>
          </draw:text-box>
        </draw:frame>
        <draw:frame draw:name="Google Shape;150;p24" draw:style-name="standard" draw:layer="layout" svg:width="20.107cm" svg:height="6.397cm" svg:x="2.646cm" svg:y="6.085cm">
          <table:table>
            <table:table-column table:style-name="co1"/>
            <table:table-column table:style-name="co1"/>
            <table:table-row table:style-name="ro2" table:default-cell-style-name="ce1">
              <table:table-cell>
                <text:p text:style-name="P1"><text:span text:style-name="T14">Pros</text:span></text:p>
              </table:table-cell>
              <table:table-cell>
                <text:p text:style-name="P1"><text:span text:style-name="T14">Cons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4">Balanced view of life</text:span></text:p>
                <text:p text:style-name="P1"><text:span text:style-name="T14"/></text:p>
                <text:p text:style-name="P1"><text:span text:style-name="T14">Promotes positive thinking</text:span></text:p>
                <text:p text:style-name="P1"><text:span text:style-name="T14"/></text:p>
                <text:p text:style-name="P1"><text:span text:style-name="T14">Boosts people’s morale</text:span></text:p>
              </table:table-cell>
              <table:table-cell>
                <text:p text:style-name="P1"><text:span text:style-name="T14"/></text:p>
                <text:p text:style-name="P1"><text:span text:style-name="T14"/></text:p>
                <text:p text:style-name="P1"><text:span text:style-name="T14">Might lead to complacency</text:span></text:p>
                <text:p text:style-name="P1"><text:span text:style-name="T14"/></text:p>
                <text:p text:style-name="P1"><text:span text:style-name="T14">Might create unrealistic expectations</text:span></text:p>
                <text:p text:style-name="P1"><text:span text:style-name="T1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45;gbe352a8583_0_130:notes" draw:style-name="gr1" draw:layer="layout" svg:width="16.932cm" svg:height="9.524cm" svg:x="1.059cm" svg:y="1.905cm" draw:page-number="12" presentation:class="page"/>
          <draw:frame draw:name="Google Shape;146;gbe352a8583_0_130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55;p25" presentation:style-name="pr3" draw:text-style-name="P4" draw:layer="layout" svg:width="23.667cm" svg:height="2.277cm" svg:x="0.866cm" svg:y="1.139cm" presentation:class="title" presentation:user-transformed="true">
          <draw:text-box>
            <text:p text:style-name="P1"><text:span text:style-name="T13">Formulating question, stating the pros and cons can also help you decide on your stance regarding an issue</text:span></text:p>
          </draw:text-box>
        </draw:frame>
        <draw:frame draw:name="Google Shape;156;p25" presentation:style-name="pr4" draw:text-style-name="P6" draw:layer="layout" svg:width="23.667cm" svg:height="9.274cm" svg:x="0.866cm" svg:y="3.416cm" presentation:class="outline" presentation:user-transformed="true">
          <draw:text-box>
            <text:p text:style-name="P8"><text:span text:style-name="T10">Issue : Is there a need for more good news?</text:span></text:p>
            <text:p text:style-name="P9"><text:span text:style-name="T10">Stand # 2 : There’s no need for more good news</text:span></text:p>
            <text:p text:style-name="P10"><text:span text:style-name="T10"/></text:p>
          </draw:text-box>
        </draw:frame>
        <draw:frame draw:name="Google Shape;157;p25" draw:style-name="standard" draw:layer="layout" svg:width="20.107cm" svg:height="8.416cm" svg:x="2.646cm" svg:y="6.085cm">
          <table:table>
            <table:table-column table:style-name="co1"/>
            <table:table-column table:style-name="co1"/>
            <table:table-row table:style-name="ro2" table:default-cell-style-name="ce1">
              <table:table-cell>
                <text:p text:style-name="P1"><text:span text:style-name="T14">Pros</text:span></text:p>
              </table:table-cell>
              <table:table-cell>
                <text:p text:style-name="P1"><text:span text:style-name="T14">Cons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4">Keep us alert</text:span></text:p>
                <text:p text:style-name="P1"><text:span text:style-name="T14"/></text:p>
                <text:p text:style-name="P1"><text:span text:style-name="T14"/></text:p>
                <text:p text:style-name="P1"><text:span text:style-name="T14">Satisfies desire for conflict</text:span></text:p>
              </table:table-cell>
              <table:table-cell>
                <text:p text:style-name="P1"><text:span text:style-name="T14">Might create paranoia among citizens</text:span></text:p>
                <text:p text:style-name="P1"><text:span text:style-name="T14"/></text:p>
                <text:p text:style-name="P1"><text:span text:style-name="T14">Not too helpful in nation building</text:span></text:p>
                <text:p text:style-name="P1"><text:span text:style-name="T14"/></text:p>
                <text:p text:style-name="P1"><text:span text:style-name="T14">Casts a doomsday prophecy</text:span></text:p>
                <text:p text:style-name="P1"><text:span text:style-name="T14"/></text:p>
                <text:p text:style-name="P1"><text:span text:style-name="T14"/></text:p>
                <text:p text:style-name="P1"><text:span text:style-name="T14"/></text:p>
                <text:p text:style-name="P1"><text:span text:style-name="T14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52;gbe352a8583_0_141:notes" draw:style-name="gr1" draw:layer="layout" svg:width="16.932cm" svg:height="9.524cm" svg:x="1.059cm" svg:y="1.905cm" draw:page-number="13" presentation:class="page"/>
          <draw:frame draw:name="Google Shape;153;gbe352a8583_0_141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62;p26" presentation:style-name="pr10" draw:text-style-name="P4" draw:layer="layout" svg:width="23.667cm" svg:height="10.829cm" svg:x="0.866cm" svg:y="1.139cm" presentation:class="title" presentation:user-transformed="true">
          <draw:text-box>
            <text:p text:style-name="P1"><text:span text:style-name="T7">The summary of counterclaims will constitute the second paragraph of your position paper and is devoted to an enumeration of arguments opposing a stand. </text:span><text:span text:style-name="T7"><text:line-break/></text:span><text:span text:style-name="T7">Counterclaim - an argument made against the thesis or the position of the writer</text:span><text:span text:style-name="T7"><text:line-break/></text:span><text:span text:style-name="T7">Refutation - a statement supported by evidence that disproves the counterclaim</text:span></text:p>
          </draw:text-box>
        </draw:frame>
        <presentation:notes draw:style-name="dp2">
          <draw:page-thumbnail draw:name="Google Shape;159;gbe352a8583_0_135:notes" draw:style-name="gr1" draw:layer="layout" svg:width="16.932cm" svg:height="9.524cm" svg:x="1.059cm" svg:y="1.905cm" draw:page-number="14" presentation:class="page"/>
          <draw:frame draw:name="Google Shape;160;gbe352a8583_0_135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nterclaims   ;   Refutation " draw:style-name="dp1" draw:master-page-name="TITLE_5f_AND_5f_BODY" presentation:presentation-page-layout-name="AL2T1">
        <draw:frame draw:name="Google Shape;167;p27" presentation:style-name="pr10" draw:text-style-name="P4" draw:layer="layout" svg:width="23.667cm" svg:height="1.687cm" svg:x="0.866cm" svg:y="1.139cm" presentation:class="title" presentation:user-transformed="true">
          <draw:text-box>
            <text:p text:style-name="P1"><text:span text:style-name="T15">Counterclaims</text:span><text:span text:style-name="T7"> <text:s text:c="2"/>; <text:s text:c="2"/></text:span><text:span text:style-name="T16">Refutation </text:span></text:p>
          </draw:text-box>
        </draw:frame>
        <draw:frame draw:name="Google Shape;168;p27" presentation:style-name="pr4" draw:text-style-name="P6" draw:layer="layout" svg:width="23.667cm" svg:height="9.274cm" svg:x="0.866cm" svg:y="3.416cm" presentation:class="outline" presentation:user-transformed="true">
          <draw:text-box>
            <text:p text:style-name="P5"><text:span text:style-name="T10">Opposing parties might say that the establishment of condominiums pose more disadvantages than benefits.</text:span><text:span text:style-name="T17">Some may argue that condominium living is not an ideal way of living, and that people prefer something more quiet , peaceful. </text:span><text:span text:style-name="T18">As Cortez (2007) puts it,” communal living is not always desirable for some people and the noise level generated by living in close proximity to others can influence some buyers .”</text:span><text:span text:style-name="T10"> </text:span><text:span text:style-name="T17">Some say that condominium living is not ideal for growing families.</text:span><text:span text:style-name="T10"> </text:span><text:span text:style-name="T18">Regarding health concerns, research done by Harrison (n.d.) indicates that the city is a most polluted area with several factors contributing to this pollution: “noise pollution, tobacco smoke, vehicle emissions, acid rain , industrial run-off, sewage disposal, domestic water, herbicides and pesticides.” Most of the time, environmental standards in the city are horribly low and health risks higher.</text:span></text:p>
          </draw:text-box>
        </draw:frame>
        <presentation:notes draw:style-name="dp2">
          <draw:page-thumbnail draw:name="Google Shape;164;gbe352a8583_0_147:notes" draw:style-name="gr1" draw:layer="layout" svg:width="16.932cm" svg:height="9.524cm" svg:x="1.059cm" svg:y="1.905cm" draw:page-number="15" presentation:class="page"/>
          <draw:frame draw:name="Google Shape;165;gbe352a8583_0_147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73;p28" presentation:style-name="pr3" draw:text-style-name="P4" draw:layer="layout" svg:width="23.667cm" svg:height="1.687cm" svg:x="1.502cm" svg:y="2.934cm" presentation:class="title" presentation:user-transformed="true">
          <draw:text-box>
            <text:p text:style-name="P1"><text:span text:style-name="T19">The conclusion contains the restatement of the thesis and summarizes the main claims.</text:span></text:p>
          </draw:text-box>
        </draw:frame>
        <presentation:notes draw:style-name="dp2">
          <draw:page-thumbnail draw:name="Google Shape;170;gbe352a8583_0_152:notes" draw:style-name="gr1" draw:layer="layout" svg:width="16.932cm" svg:height="9.524cm" svg:x="1.059cm" svg:y="1.905cm" draw:page-number="16" presentation:class="page"/>
          <draw:frame draw:name="Google Shape;171;gbe352a8583_0_152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"/>
    <meta:generator>LibreOfficeDev/6.0.5.2$Linux_X86_64 LibreOffice_project/</meta:generator>
  </office:meta>
</office:document-meta>
</file>